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071d" officeooo:paragraph-rsid="001a071d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a071d" officeooo:paragraph-rsid="001a071d" style:font-size-asian="40pt" style:font-size-complex="40pt"/>
    </style:style>
    <style:style style:name="P3" style:family="paragraph" style:parent-style-name="Standard">
      <style:text-properties fo:font-size="20pt" officeooo:rsid="001a071d" officeooo:paragraph-rsid="001a071d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a071d" officeooo:paragraph-rsid="001a071d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aca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aredas<text:span text:style-name="T1"> <text:s/>Mara Lima <text:s text:c="2"/></text:span><text:span text:style-name="T2">( 10 )</text:span></text:p>
      <text:p text:style-name="P4"/>
      <text:p text:style-name="P1"/>
      <text:p text:style-name="P1"/>
      <text:p text:style-name="P1"/>
      <text:p text:style-name="P3">Vai subindo devagar, vai voando de mansinho.</text:p>
      <text:p text:style-name="P3">Como vôo da gaivota, vai seguindo seu caminho.</text:p>
      <text:p text:style-name="P3">O crente chora, o crente ora ao ouvir a voz Divina.</text:p>
      <text:p text:style-name="P3">Na mensagem que é pregada, como água cristalina.</text:p>
      <text:p text:style-name="P3"/>
      <text:p text:style-name="P3">E o poder de Deus invade, a igreja e os obreiros.</text:p>
      <text:p text:style-name="P3">Até a criança chora, diante do Deus verdadeiro.</text:p>
      <text:p text:style-name="P3">E o inferno fecha as portas, e os demônios vão fugindo.</text:p>
      <text:p text:style-name="P3">É fogo santo é labareda, é o poder de Deus caindo.</text:p>
      <text:p text:style-name="P3"/>
      <text:p text:style-name="P3">Se você quiser sentir a mão de Deus te abençoando.</text:p>
      <text:p text:style-name="P3">Olhe para o lado e veja, teu irmão se alegrando.</text:p>
      <text:p text:style-name="P3">Ouço as línguas estranhas, sinal de grande avivamento.</text:p>
      <text:p text:style-name="P3">Seja batizado agora, já chegou o teu moment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0:37:39.260822488</meta:creation-date>
    <meta:print-date>2016-07-02T12:48:38.010917062</meta:print-date>
    <dc:date>2016-07-02T12:48:41.742999538</dc:date>
    <meta:editing-duration>PT9M29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13" meta:word-count="117" meta:character-count="616" meta:non-whitespace-character-count="509"/>
  </office:meta>
</office:document-meta>
</file>